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2.051cm"/>
      <style:paragraph-properties style:writing-mode="lr-tb"/>
    </style:style>
    <style:style style:name="pr4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7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8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9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10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11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style:text-outline="true"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style:font-size-asian="18pt" style:font-size-complex="18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outline="true" style:text-position="0% 100%"/>
    </style:style>
    <style:style style:name="T3" style:family="text">
      <style:text-properties style:text-position="-8% 58%"/>
    </style:style>
    <style:style style:name="T4" style:family="text">
      <style:text-properties style:text-position="33% 58%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Kinematic Equ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displacement:</text:span></text:p>
          </draw:text-box>
        </draw:frame>
        <draw:frame presentation:style-name="pr4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standard" draw:layer="layout" svg:width="14.098cm" svg:height="9.998cm" svg:x="7.013cm" svg:y="2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(x-x<text:span text:style-name="T3">0</text:span>)</text:p>
              </table:table-cell>
              <table:table-cell>
                <text:p>v<text:span text:style-name="T3">i</text:span></text:p>
              </table:table-cell>
              <table:table-cell>
                <text:p>v<text:span text:style-name="T3">f</text:span></text:p>
              </table:table-cell>
              <table:table-cell>
                <text:p>a</text:p>
              </table:table-cell>
              <table:table-cell>
                <text:p>t</text:p>
              </table:table-cell>
            </table:table-row>
            <table:table-row table:style-name="ro1" table:default-cell-style-name="gray2">
              <table:table-cell/>
              <table:table-cell>
                <text:p>0 m/s</text:p>
              </table:table-cell>
              <table:table-cell/>
              <table:table-cell>
                <text:p>3 m/s<text:span text:style-name="T4">2</text:span></text:p>
              </table:table-cell>
              <table:table-cell>
                <text:p>2 s</text:p>
              </table:table-cell>
            </table:table-row>
            <table:table-row table:style-name="ro1" table:default-cell-style-name="gray1">
              <table:table-cell/>
              <table:table-cell>
                <text:p>0 m/s</text:p>
              </table:table-cell>
              <table:table-cell/>
              <table:table-cell>
                <text:p>2 m/s<text:span text:style-name="T4">2</text:span></text:p>
              </table:table-cell>
              <table:table-cell>
                <text:p>2 s</text:p>
              </table:table-cell>
            </table:table-row>
            <table:table-row table:style-name="ro1" table:default-cell-style-name="gray2">
              <table:table-cell/>
              <table:table-cell>
                <text:p>0 m/s</text:p>
              </table:table-cell>
              <table:table-cell/>
              <table:table-cell>
                <text:p>2 m/s<text:span text:style-name="T4">2</text:span></text:p>
              </table:table-cell>
              <table:table-cell>
                <text:p>3 s</text:p>
              </table:table-cell>
            </table:table-row>
            <table:table-row table:style-name="ro2" table:default-cell-style-name="gray1">
              <table:table-cell/>
              <table:table-cell>
                <text:p>0 m/s</text:p>
              </table:table-cell>
              <table:table-cell/>
              <table:table-cell>
                <text:p>1 m/s<text:span text:style-name="T4">2</text:span></text:p>
              </table:table-cell>
              <table:table-cell>
                <text:p>4 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final velocity:</text:span></text:p>
          </draw:text-box>
        </draw:frame>
        <draw:frame presentation:style-name="pr6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standard" draw:layer="layout" svg:width="14.098cm" svg:height="9.998cm" svg:x="7.013cm" svg:y="2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(x-x<text:span text:style-name="T3">0</text:span>)</text:p>
              </table:table-cell>
              <table:table-cell>
                <text:p>v<text:span text:style-name="T3">i</text:span></text:p>
              </table:table-cell>
              <table:table-cell>
                <text:p>v<text:span text:style-name="T3">f</text:span></text:p>
              </table:table-cell>
              <table:table-cell>
                <text:p>a</text:p>
              </table:table-cell>
              <table:table-cell>
                <text:p>t</text:p>
              </table:table-cell>
            </table:table-row>
            <table:table-row table:style-name="ro1" table:default-cell-style-name="gray2">
              <table:table-cell/>
              <table:table-cell>
                <text:p>0 m/s</text:p>
              </table:table-cell>
              <table:table-cell/>
              <table:table-cell>
                <text:p>3 m/s<text:span text:style-name="T4">2</text:span></text:p>
              </table:table-cell>
              <table:table-cell>
                <text:p>2 s</text:p>
              </table:table-cell>
            </table:table-row>
            <table:table-row table:style-name="ro1" table:default-cell-style-name="gray1">
              <table:table-cell/>
              <table:table-cell>
                <text:p>0 m/s</text:p>
              </table:table-cell>
              <table:table-cell/>
              <table:table-cell>
                <text:p>2 m/s<text:span text:style-name="T4">2</text:span></text:p>
              </table:table-cell>
              <table:table-cell>
                <text:p>2 s</text:p>
              </table:table-cell>
            </table:table-row>
            <table:table-row table:style-name="ro1" table:default-cell-style-name="gray2">
              <table:table-cell/>
              <table:table-cell>
                <text:p>0 m/s</text:p>
              </table:table-cell>
              <table:table-cell/>
              <table:table-cell>
                <text:p>2 m/s<text:span text:style-name="T4">2</text:span></text:p>
              </table:table-cell>
              <table:table-cell>
                <text:p>3 s</text:p>
              </table:table-cell>
            </table:table-row>
            <table:table-row table:style-name="ro2" table:default-cell-style-name="gray1">
              <table:table-cell/>
              <table:table-cell>
                <text:p>0 m/s</text:p>
              </table:table-cell>
              <table:table-cell/>
              <table:table-cell>
                <text:p>1 m/s<text:span text:style-name="T4">2</text:span></text:p>
              </table:table-cell>
              <table:table-cell>
                <text:p>4 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acceleration:</text:span></text:p>
          </draw:text-box>
        </draw:frame>
        <draw:frame presentation:style-name="pr7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standard" draw:layer="layout" svg:width="14.098cm" svg:height="9.998cm" svg:x="7.013cm" svg:y="2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(x-x<text:span text:style-name="T3">0</text:span>)</text:p>
              </table:table-cell>
              <table:table-cell>
                <text:p>v<text:span text:style-name="T3">i</text:span></text:p>
              </table:table-cell>
              <table:table-cell>
                <text:p>v<text:span text:style-name="T3">f</text:span></text:p>
              </table:table-cell>
              <table:table-cell>
                <text:p>a</text:p>
              </table:table-cell>
              <table:table-cell>
                <text:p>t</text:p>
              </table:table-cell>
            </table:table-row>
            <table:table-row table:style-name="ro1" table:default-cell-style-name="gray2">
              <table:table-cell/>
              <table:table-cell>
                <text:p>0 m/s</text:p>
              </table:table-cell>
              <table:table-cell>
                <text:p>5 m/s</text:p>
              </table:table-cell>
              <table:table-cell/>
              <table:table-cell>
                <text:p>2 s</text:p>
              </table:table-cell>
            </table:table-row>
            <table:table-row table:style-name="ro1" table:default-cell-style-name="gray1">
              <table:table-cell/>
              <table:table-cell>
                <text:p>0 m/s</text:p>
              </table:table-cell>
              <table:table-cell>
                <text:p>4 m/s</text:p>
              </table:table-cell>
              <table:table-cell/>
              <table:table-cell>
                <text:p>2 s</text:p>
              </table:table-cell>
            </table:table-row>
            <table:table-row table:style-name="ro1" table:default-cell-style-name="gray2">
              <table:table-cell/>
              <table:table-cell>
                <text:p>0 m/s</text:p>
              </table:table-cell>
              <table:table-cell>
                <text:p>4 m/s</text:p>
              </table:table-cell>
              <table:table-cell/>
              <table:table-cell>
                <text:p>3 s</text:p>
              </table:table-cell>
            </table:table-row>
            <table:table-row table:style-name="ro2" table:default-cell-style-name="gray1">
              <table:table-cell/>
              <table:table-cell>
                <text:p>0 m/s</text:p>
              </table:table-cell>
              <table:table-cell>
                <text:p>10 m/s</text:p>
              </table:table-cell>
              <table:table-cell/>
              <table:table-cell>
                <text:p>4 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displacement:</text:span></text:p>
          </draw:text-box>
        </draw:frame>
        <draw:frame presentation:style-name="pr8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standard" draw:layer="layout" svg:width="14.098cm" svg:height="9.998cm" svg:x="7.013cm" svg:y="2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(x-x<text:span text:style-name="T3">0</text:span>)</text:p>
              </table:table-cell>
              <table:table-cell>
                <text:p>v<text:span text:style-name="T3">i</text:span></text:p>
              </table:table-cell>
              <table:table-cell>
                <text:p>v<text:span text:style-name="T3">f</text:span></text:p>
              </table:table-cell>
              <table:table-cell>
                <text:p>a</text:p>
              </table:table-cell>
              <table:table-cell>
                <text:p>t</text:p>
              </table:table-cell>
            </table:table-row>
            <table:table-row table:style-name="ro1" table:default-cell-style-name="gray2">
              <table:table-cell/>
              <table:table-cell>
                <text:p>0 m/s</text:p>
              </table:table-cell>
              <table:table-cell>
                <text:p>5 m/s</text:p>
              </table:table-cell>
              <table:table-cell/>
              <table:table-cell>
                <text:p>2 s</text:p>
              </table:table-cell>
            </table:table-row>
            <table:table-row table:style-name="ro1" table:default-cell-style-name="gray1">
              <table:table-cell/>
              <table:table-cell>
                <text:p>0 m/s</text:p>
              </table:table-cell>
              <table:table-cell>
                <text:p>4 m/s</text:p>
              </table:table-cell>
              <table:table-cell/>
              <table:table-cell>
                <text:p>2 s</text:p>
              </table:table-cell>
            </table:table-row>
            <table:table-row table:style-name="ro1" table:default-cell-style-name="gray2">
              <table:table-cell/>
              <table:table-cell>
                <text:p>0 m/s</text:p>
              </table:table-cell>
              <table:table-cell>
                <text:p>4 m/s</text:p>
              </table:table-cell>
              <table:table-cell/>
              <table:table-cell>
                <text:p>3 s</text:p>
              </table:table-cell>
            </table:table-row>
            <table:table-row table:style-name="ro2" table:default-cell-style-name="gray1">
              <table:table-cell/>
              <table:table-cell>
                <text:p>0 m/s</text:p>
              </table:table-cell>
              <table:table-cell>
                <text:p>10 m/s</text:p>
              </table:table-cell>
              <table:table-cell/>
              <table:table-cell>
                <text:p>4 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time:</text:span></text:p>
          </draw:text-box>
        </draw:frame>
        <draw:frame presentation:style-name="pr9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standard" draw:layer="layout" svg:width="14.098cm" svg:height="9.998cm" svg:x="7.013cm" svg:y="2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(x-x<text:span text:style-name="T3">0</text:span>)</text:p>
              </table:table-cell>
              <table:table-cell>
                <text:p>v<text:span text:style-name="T3">i</text:span></text:p>
              </table:table-cell>
              <table:table-cell>
                <text:p>v<text:span text:style-name="T3">f</text:span></text:p>
              </table:table-cell>
              <table:table-cell>
                <text:p>a</text:p>
              </table:table-cell>
              <table:table-cell>
                <text:p>t</text:p>
              </table:table-cell>
            </table:table-row>
            <table:table-row table:style-name="ro1" table:default-cell-style-name="gray2">
              <table:table-cell>
                <text:p>20 m</text:p>
              </table:table-cell>
              <table:table-cell>
                <text:p>0 m/s</text:p>
              </table:table-cell>
              <table:table-cell/>
              <table:table-cell>
                <text:p>10 m/s<text:span text:style-name="T4">2</text:span></text:p>
              </table:table-cell>
              <table:table-cell/>
            </table:table-row>
            <table:table-row table:style-name="ro1" table:default-cell-style-name="gray1">
              <table:table-cell>
                <text:p>40 m</text:p>
              </table:table-cell>
              <table:table-cell>
                <text:p>0 m/s</text:p>
              </table:table-cell>
              <table:table-cell/>
              <table:table-cell>
                <text:p>5 m/s<text:span text:style-name="T4">2</text:span></text:p>
              </table:table-cell>
              <table:table-cell/>
            </table:table-row>
            <table:table-row table:style-name="ro1" table:default-cell-style-name="gray2">
              <table:table-cell>
                <text:p>60 m</text:p>
              </table:table-cell>
              <table:table-cell>
                <text:p>0 m/s</text:p>
              </table:table-cell>
              <table:table-cell/>
              <table:table-cell>
                <text:p>7 m/s<text:span text:style-name="T4">2</text:span></text:p>
              </table:table-cell>
              <table:table-cell/>
            </table:table-row>
            <table:table-row table:style-name="ro2" table:default-cell-style-name="gray1">
              <table:table-cell>
                <text:p>80 m</text:p>
              </table:table-cell>
              <table:table-cell>
                <text:p>0 m/s</text:p>
              </table:table-cell>
              <table:table-cell/>
              <table:table-cell>
                <text:p>10 m/s<text:span text:style-name="T4">2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displacement:</text:span></text:p>
          </draw:text-box>
        </draw:frame>
        <draw:frame presentation:style-name="pr10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standard" draw:layer="layout" svg:width="14.098cm" svg:height="9.998cm" svg:x="7.013cm" svg:y="2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(x-x<text:span text:style-name="T3">0</text:span>)</text:p>
              </table:table-cell>
              <table:table-cell>
                <text:p>v<text:span text:style-name="T3">i</text:span></text:p>
              </table:table-cell>
              <table:table-cell>
                <text:p>v<text:span text:style-name="T3">f</text:span></text:p>
              </table:table-cell>
              <table:table-cell>
                <text:p>a</text:p>
              </table:table-cell>
              <table:table-cell>
                <text:p>t</text:p>
              </table:table-cell>
            </table:table-row>
            <table:table-row table:style-name="ro1" table:default-cell-style-name="ce1">
              <table:table-cell table:style-name="gray2"/>
              <table:table-cell>
                <text:p text:style-name="P6"><text:span text:style-name="T5">0 m/s</text:span></text:p>
              </table:table-cell>
              <table:table-cell/>
              <table:table-cell>
                <text:p text:style-name="P7"><text:span text:style-name="T5">5 m/s</text:span><text:span text:style-name="T6">2</text:span></text:p>
              </table:table-cell>
              <table:table-cell table:style-name="gray2">
                <text:p><text:span text:style-name="T5">5 s</text:span></text:p>
              </table:table-cell>
            </table:table-row>
            <table:table-row table:style-name="ro1" table:default-cell-style-name="ce1">
              <table:table-cell table:style-name="gray1"/>
              <table:table-cell>
                <text:p text:style-name="P6"><text:span text:style-name="T5">0 m/s</text:span></text:p>
              </table:table-cell>
              <table:table-cell/>
              <table:table-cell>
                <text:p text:style-name="P7"><text:span text:style-name="T5">5 m/s</text:span><text:span text:style-name="T6">2</text:span></text:p>
              </table:table-cell>
              <table:table-cell table:style-name="gray1">
                <text:p><text:span text:style-name="T5">10 s</text:span></text:p>
              </table:table-cell>
            </table:table-row>
            <table:table-row table:style-name="ro1" table:default-cell-style-name="ce1">
              <table:table-cell table:style-name="gray2"/>
              <table:table-cell>
                <text:p text:style-name="P6"><text:span text:style-name="T5">0 m/s</text:span></text:p>
              </table:table-cell>
              <table:table-cell/>
              <table:table-cell>
                <text:p text:style-name="P7"><text:span text:style-name="T5">10 m/s</text:span><text:span text:style-name="T6">2</text:span></text:p>
              </table:table-cell>
              <table:table-cell table:style-name="gray2">
                <text:p><text:span text:style-name="T5">5 s</text:span></text:p>
              </table:table-cell>
            </table:table-row>
            <table:table-row table:style-name="ro2" table:default-cell-style-name="ce1">
              <table:table-cell table:style-name="gray1"/>
              <table:table-cell>
                <text:p text:style-name="P6"><text:span text:style-name="T5">0 m/s</text:span></text:p>
              </table:table-cell>
              <table:table-cell/>
              <table:table-cell>
                <text:p text:style-name="P7"><text:span text:style-name="T5">10 m/s</text:span><text:span text:style-name="T6">2</text:span></text:p>
              </table:table-cell>
              <table:table-cell table:style-name="gray1">
                <text:p><text:span text:style-name="T5">10 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displacement:</text:span></text:p>
          </draw:text-box>
        </draw:frame>
        <draw:frame presentation:style-name="pr11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standard" draw:layer="layout" svg:width="14.098cm" svg:height="9.998cm" svg:x="7.013cm" svg:y="2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(x-x<text:span text:style-name="T3">0</text:span>)</text:p>
              </table:table-cell>
              <table:table-cell>
                <text:p>v<text:span text:style-name="T3">i</text:span></text:p>
              </table:table-cell>
              <table:table-cell>
                <text:p>v<text:span text:style-name="T3">f</text:span></text:p>
              </table:table-cell>
              <table:table-cell>
                <text:p>a</text:p>
              </table:table-cell>
              <table:table-cell>
                <text:p>t</text:p>
              </table:table-cell>
            </table:table-row>
            <table:table-row table:style-name="ro1" table:default-cell-style-name="ce1">
              <table:table-cell table:style-name="gray2"/>
              <table:table-cell>
                <text:p text:style-name="P6"><text:span text:style-name="T5">0 m/s</text:span></text:p>
              </table:table-cell>
              <table:table-cell/>
              <table:table-cell>
                <text:p text:style-name="P7"><text:span text:style-name="T5">a</text:span></text:p>
              </table:table-cell>
              <table:table-cell table:style-name="gray2">
                <text:p><text:span text:style-name="T5">t</text:span></text:p>
              </table:table-cell>
            </table:table-row>
            <table:table-row table:style-name="ro1" table:default-cell-style-name="ce1">
              <table:table-cell table:style-name="gray1"/>
              <table:table-cell>
                <text:p text:style-name="P6"><text:span text:style-name="T5">0 m/s</text:span></text:p>
              </table:table-cell>
              <table:table-cell/>
              <table:table-cell>
                <text:p text:style-name="P7"><text:span text:style-name="T5">a</text:span></text:p>
              </table:table-cell>
              <table:table-cell table:style-name="gray1">
                <text:p><text:span text:style-name="T5">2t</text:span></text:p>
              </table:table-cell>
            </table:table-row>
            <table:table-row table:style-name="ro1" table:default-cell-style-name="ce1">
              <table:table-cell table:style-name="gray2"/>
              <table:table-cell>
                <text:p text:style-name="P6"><text:span text:style-name="T5">0 m/s</text:span></text:p>
              </table:table-cell>
              <table:table-cell/>
              <table:table-cell>
                <text:p text:style-name="P7"><text:span text:style-name="T5">2a</text:span></text:p>
              </table:table-cell>
              <table:table-cell table:style-name="gray2">
                <text:p><text:span text:style-name="T5">t</text:span></text:p>
              </table:table-cell>
            </table:table-row>
            <table:table-row table:style-name="ro2" table:default-cell-style-name="ce1">
              <table:table-cell table:style-name="gray1"/>
              <table:table-cell>
                <text:p text:style-name="P6"><text:span text:style-name="T5">0 m/s</text:span></text:p>
              </table:table-cell>
              <table:table-cell/>
              <table:table-cell>
                <text:p text:style-name="P7"><text:span text:style-name="T5">4a</text:span></text:p>
              </table:table-cell>
              <table:table-cell table:style-name="gray1">
                <text:p><text:span text:style-name="T5">t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H36M18S</meta:editing-duration>
    <meta:editing-cycles>49</meta:editing-cycles>
    <meta:generator>LibreOffice/7.0.6.2$Linux_X86_64 LibreOffice_project/00$Build-2</meta:generator>
    <dc:title>Blue Curve</dc:title>
    <dc:date>2023-08-29T11:38:06.842250136</dc:date>
    <meta:document-statistic meta:object-count="86"/>
  </office:meta>
</office:document-meta>
</file>